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1" svg:font-family="'Nimbus Roman No9 L'" style:font-family-generic="roman"/>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Century SchoolBook URW" svg:font-family="'Century SchoolBook URW'"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HistorialVersiones" style:family="table">
      <style:table-properties style:width="17.595cm" fo:margin-left="0cm" table:align="left"/>
    </style:style>
    <style:style style:name="HistorialVersiones.A" style:family="table-column">
      <style:table-column-properties style:column-width="2.011cm"/>
    </style:style>
    <style:style style:name="HistorialVersiones.B" style:family="table-column">
      <style:table-column-properties style:column-width="2.884cm"/>
    </style:style>
    <style:style style:name="HistorialVersiones.C" style:family="table-column">
      <style:table-column-properties style:column-width="12.7cm"/>
    </style:style>
    <style:style style:name="HistorialVersiones.A1" style:family="table-cell">
      <style:table-cell-properties fo:padding="0.097cm" fo:border-left="0.05pt solid #000000" fo:border-right="none" fo:border-top="0.05pt solid #000000" fo:border-bottom="0.05pt solid #000000"/>
    </style:style>
    <style:style style:name="HistorialVersiones.C1" style:family="table-cell">
      <style:table-cell-properties fo:padding="0.097cm" fo:border="0.05pt solid #000000"/>
    </style:style>
    <style:style style:name="HistorialVersiones.A2" style:family="table-cell">
      <style:table-cell-properties fo:padding="0.097cm" fo:border-left="0.05pt solid #000000" fo:border-right="none" fo:border-top="none" fo:border-bottom="0.05pt solid #000000"/>
    </style:style>
    <style:style style:name="HistorialVersiones.C2" style:family="table-cell">
      <style:table-cell-properties fo:padding="0.097cm" fo:border-left="0.05pt solid #000000" fo:border-right="0.05pt solid #000000" fo:border-top="none" fo:border-bottom="0.05pt solid #000000"/>
    </style:style>
    <style:style style:name="BugsCorregidos" style:family="table">
      <style:table-properties style:width="17.595cm" fo:margin-left="0cm" table:align="left"/>
    </style:style>
    <style:style style:name="BugsCorregidos.A" style:family="table-column">
      <style:table-column-properties style:column-width="4.207cm"/>
    </style:style>
    <style:style style:name="BugsCorregidos.B" style:family="table-column">
      <style:table-column-properties style:column-width="13.388cm"/>
    </style:style>
    <style:style style:name="BugsCorregidos.A1" style:family="table-cell">
      <style:table-cell-properties fo:padding="0.097cm" fo:border-left="0.05pt solid #000000" fo:border-right="none" fo:border-top="0.05pt solid #000000" fo:border-bottom="0.05pt solid #000000"/>
    </style:style>
    <style:style style:name="BugsCorregidos.B1" style:family="table-cell">
      <style:table-cell-properties fo:padding="0.097cm" fo:border="0.05pt solid #000000"/>
    </style:style>
    <style:style style:name="BugsCorregidos.2" style:family="table-row">
      <style:table-row-properties fo:keep-together="always"/>
    </style:style>
    <style:style style:name="BugsCorregidos.A2" style:family="table-cell">
      <style:table-cell-properties fo:padding="0.097cm" fo:border-left="0.05pt solid #000000" fo:border-right="none" fo:border-top="none" fo:border-bottom="0.05pt solid #000000"/>
    </style:style>
    <style:style style:name="BugsCorregido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fa0e" officeooo:paragraph-rsid="001cfa0e"/>
    </style:style>
    <style:style style:name="P2" style:family="paragraph" style:parent-style-name="Standard">
      <style:text-properties officeooo:rsid="001e4105" officeooo:paragraph-rsid="001e4105"/>
    </style:style>
    <style:style style:name="P3" style:family="paragraph" style:parent-style-name="Text_20_body">
      <style:text-properties officeooo:rsid="002e8884" officeooo:paragraph-rsid="002e8884"/>
    </style:style>
    <style:style style:name="P4" style:family="paragraph" style:parent-style-name="Text_20_body">
      <style:text-properties officeooo:rsid="002fc16c" officeooo:paragraph-rsid="002fc16c"/>
    </style:style>
    <style:style style:name="P5" style:family="paragraph" style:parent-style-name="Text_20_body">
      <style:text-properties style:font-name="Century SchoolBook URW" fo:font-style="normal" fo:font-weight="normal" officeooo:rsid="002fc16c" officeooo:paragraph-rsid="002fc16c" style:font-style-asian="normal" style:font-weight-asian="normal" style:font-style-complex="normal" style:font-weight-complex="normal"/>
    </style:style>
    <style:style style:name="P6" style:family="paragraph" style:parent-style-name="Text_20_body">
      <style:text-properties style:font-name="Century SchoolBook URW" officeooo:rsid="002fc16c" officeooo:paragraph-rsid="002fc16c"/>
    </style:style>
    <style:style style:name="P7" style:family="paragraph" style:parent-style-name="Text_20_body">
      <style:text-properties officeooo:rsid="00327c21" officeooo:paragraph-rsid="00327c21"/>
    </style:style>
    <style:style style:name="P8" style:family="paragraph" style:parent-style-name="Text_20_body">
      <style:text-properties officeooo:rsid="0034f85c" officeooo:paragraph-rsid="003a9db6"/>
    </style:style>
    <style:style style:name="P9" style:family="paragraph" style:parent-style-name="Text_20_body">
      <style:text-properties officeooo:rsid="002bb5eb" officeooo:paragraph-rsid="00373356"/>
    </style:style>
    <style:style style:name="P10" style:family="paragraph" style:parent-style-name="Text_20_body">
      <style:text-properties officeooo:paragraph-rsid="003a9db6"/>
    </style:style>
    <style:style style:name="P11" style:family="paragraph" style:parent-style-name="Text_20_body">
      <style:text-properties officeooo:rsid="003a9db6" officeooo:paragraph-rsid="003a9db6"/>
    </style:style>
    <style:style style:name="P12" style:family="paragraph" style:parent-style-name="Text_20_body">
      <style:text-properties officeooo:rsid="003b0f11" officeooo:paragraph-rsid="003b0f11"/>
    </style:style>
    <style:style style:name="P13" style:family="paragraph" style:parent-style-name="Text_20_body">
      <style:text-properties officeooo:rsid="003caaad" officeooo:paragraph-rsid="003caaad"/>
    </style:style>
    <style:style style:name="P14" style:family="paragraph" style:parent-style-name="Text_20_body">
      <style:text-properties officeooo:paragraph-rsid="003f5bf1"/>
    </style:style>
    <style:style style:name="P15" style:family="paragraph" style:parent-style-name="Text_20_body">
      <style:text-properties fo:font-style="normal" officeooo:rsid="00405655" officeooo:paragraph-rsid="00405655" style:font-style-asian="normal" style:font-style-complex="normal"/>
    </style:style>
    <style:style style:name="P16" style:family="paragraph" style:parent-style-name="Text_20_body">
      <style:text-properties officeooo:paragraph-rsid="004bd856"/>
    </style:style>
    <style:style style:name="P17" style:family="paragraph" style:parent-style-name="Table_20_Contents">
      <style:text-properties officeooo:rsid="00405655" officeooo:paragraph-rsid="00405655"/>
    </style:style>
    <style:style style:name="P18" style:family="paragraph" style:parent-style-name="Table_20_Contents">
      <style:text-properties officeooo:rsid="0041cf41" officeooo:paragraph-rsid="0041cf41"/>
    </style:style>
    <style:style style:name="P19" style:family="paragraph" style:parent-style-name="Table_20_Contents">
      <style:text-properties officeooo:rsid="004647db" officeooo:paragraph-rsid="004647db"/>
    </style:style>
    <style:style style:name="P20" style:family="paragraph" style:parent-style-name="Table_20_Contents">
      <style:text-properties officeooo:rsid="004a9999" officeooo:paragraph-rsid="004a9999"/>
    </style:style>
    <style:style style:name="P21" style:family="paragraph" style:parent-style-name="Table_20_Contents">
      <style:text-properties officeooo:rsid="004bd856" officeooo:paragraph-rsid="004bd856"/>
    </style:style>
    <style:style style:name="P22" style:family="paragraph" style:parent-style-name="Text_20_body" style:list-style-name="L1">
      <style:text-properties officeooo:rsid="003a9db6" officeooo:paragraph-rsid="003a9db6"/>
    </style:style>
    <style:style style:name="P23" style:family="paragraph" style:parent-style-name="Text_20_body" style:list-style-name="L2">
      <style:text-properties officeooo:rsid="00405655" officeooo:paragraph-rsid="00405655"/>
    </style:style>
    <style:style style:name="P24" style:family="paragraph" style:parent-style-name="Text_20_body" style:list-style-name="L2">
      <style:text-properties fo:font-style="normal" officeooo:rsid="004465da" officeooo:paragraph-rsid="004465da" style:font-style-asian="normal" style:font-style-complex="normal"/>
    </style:style>
    <style:style style:name="P25" style:family="paragraph" style:parent-style-name="Text_20_body" style:list-style-name="L2">
      <style:text-properties fo:font-style="normal" officeooo:rsid="0041cf41" officeooo:paragraph-rsid="0041cf41" style:font-style-asian="normal" style:font-style-complex="normal"/>
    </style:style>
    <style:style style:name="P26" style:family="paragraph" style:parent-style-name="Text_20_body" style:list-style-name="L2">
      <style:text-properties fo:font-style="normal" officeooo:rsid="005344ef" officeooo:paragraph-rsid="005344ef" style:font-style-asian="normal" style:font-style-complex="normal"/>
    </style:style>
    <style:style style:name="P27" style:family="paragraph" style:parent-style-name="Text_20_body" style:list-style-name="L2">
      <style:text-properties officeooo:rsid="0040e1f1" officeooo:paragraph-rsid="0040e1f1"/>
    </style:style>
    <style:style style:name="P28" style:family="paragraph" style:parent-style-name="Heading_20_1">
      <style:text-properties officeooo:rsid="00242c39" officeooo:paragraph-rsid="00242c39"/>
    </style:style>
    <style:style style:name="P29" style:family="paragraph" style:parent-style-name="Heading_20_1">
      <style:text-properties officeooo:rsid="00318e6d" officeooo:paragraph-rsid="00318e6d"/>
    </style:style>
    <style:style style:name="P30" style:family="paragraph" style:parent-style-name="Heading_20_1">
      <style:text-properties officeooo:rsid="00280107" officeooo:paragraph-rsid="00280107"/>
    </style:style>
    <style:style style:name="P31" style:family="paragraph" style:parent-style-name="Heading_20_1">
      <style:text-properties officeooo:rsid="002e8884" officeooo:paragraph-rsid="002e8884"/>
    </style:style>
    <style:style style:name="P32" style:family="paragraph" style:parent-style-name="Heading_20_1">
      <style:text-properties officeooo:rsid="002c1f47" officeooo:paragraph-rsid="003a9db6"/>
    </style:style>
    <style:style style:name="P33" style:family="paragraph" style:parent-style-name="Heading_20_1">
      <style:text-properties officeooo:rsid="00405655" officeooo:paragraph-rsid="00405655"/>
    </style:style>
    <style:style style:name="P34" style:family="paragraph" style:parent-style-name="Heading_20_1">
      <style:text-properties officeooo:rsid="004bd856" officeooo:paragraph-rsid="004bd856"/>
    </style:style>
    <style:style style:name="P35" style:family="paragraph" style:parent-style-name="Heading_20_2">
      <style:text-properties officeooo:rsid="00326057" officeooo:paragraph-rsid="00326057"/>
    </style:style>
    <style:style style:name="P36" style:family="paragraph" style:parent-style-name="Heading_20_2">
      <style:text-properties officeooo:rsid="00327c21" officeooo:paragraph-rsid="00327c21"/>
    </style:style>
    <style:style style:name="P37" style:family="paragraph" style:parent-style-name="Heading_20_2">
      <style:text-properties officeooo:rsid="00280107" officeooo:paragraph-rsid="00280107"/>
    </style:style>
    <style:style style:name="P38" style:family="paragraph" style:parent-style-name="Heading_20_2">
      <style:text-properties officeooo:rsid="002e8884" officeooo:paragraph-rsid="002e8884"/>
    </style:style>
    <style:style style:name="P39" style:family="paragraph" style:parent-style-name="Heading_20_2">
      <style:text-properties officeooo:rsid="003a9db6" officeooo:paragraph-rsid="003a9db6"/>
    </style:style>
    <style:style style:name="P40" style:family="paragraph" style:parent-style-name="Heading_20_2">
      <style:text-properties officeooo:rsid="00242c39" officeooo:paragraph-rsid="00242c39"/>
    </style:style>
    <style:style style:name="P41" style:family="paragraph" style:parent-style-name="Heading_20_2">
      <style:text-properties officeooo:rsid="002c1f47" officeooo:paragraph-rsid="003a9db6"/>
    </style:style>
    <style:style style:name="P42" style:family="paragraph" style:parent-style-name="Heading_20_3">
      <style:text-properties officeooo:rsid="00327c21" officeooo:paragraph-rsid="00327c21"/>
    </style:style>
    <style:style style:name="P43" style:family="paragraph" style:parent-style-name="Heading_20_3">
      <style:text-properties officeooo:rsid="002bb5eb" officeooo:paragraph-rsid="002bb5eb"/>
    </style:style>
    <style:style style:name="P44" style:family="paragraph" style:parent-style-name="Contents_20_3">
      <style:paragraph-properties>
        <style:tab-stops>
          <style:tab-stop style:position="16.591cm" style:type="right" style:leader-style="dotted" style:leader-text="."/>
        </style:tab-stops>
      </style:paragraph-properties>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Contents_20_2">
      <style:paragraph-properties>
        <style:tab-stops>
          <style:tab-stop style:position="17.09cm" style:type="right" style:leader-style="dotted" style:leader-text="."/>
        </style:tab-stops>
      </style:paragraph-properties>
    </style:style>
    <style:style style:name="P47" style:family="paragraph" style:parent-style-name="Table_20_Contents" style:list-style-name="L3">
      <style:text-properties officeooo:rsid="0041cf41" officeooo:paragraph-rsid="0041cf41"/>
    </style:style>
    <style:style style:name="P48" style:family="paragraph" style:parent-style-name="Table_20_Contents" style:list-style-name="L4">
      <style:text-properties officeooo:rsid="0041cf41" officeooo:paragraph-rsid="0041cf41"/>
    </style:style>
    <style:style style:name="P49" style:family="paragraph" style:parent-style-name="Table_20_Contents" style:list-style-name="L5">
      <style:text-properties fo:font-style="italic" style:text-underline-style="none" fo:font-weight="bold" officeooo:rsid="0041cf41" officeooo:paragraph-rsid="0046e245" style:font-style-asian="italic" style:font-weight-asian="bold" style:font-style-complex="italic" style:font-weight-complex="bold"/>
    </style:style>
    <style:style style:name="P50" style:family="paragraph" style:parent-style-name="Table_20_Contents" style:list-style-name="L5">
      <style:text-properties fo:font-style="normal" style:text-underline-style="none" fo:font-weight="normal" officeooo:rsid="004647db" officeooo:paragraph-rsid="004647db" style:font-style-asian="normal" style:font-weight-asian="normal" style:font-style-complex="normal" style:font-weight-complex="normal"/>
    </style:style>
    <style:style style:name="P51" style:family="paragraph" style:parent-style-name="Table_20_Contents" style:list-style-name="L5">
      <style:text-properties fo:font-style="normal" style:text-underline-style="none" fo:font-weight="normal" officeooo:rsid="0046ca9e" officeooo:paragraph-rsid="0046ca9e" style:font-style-asian="normal" style:font-weight-asian="normal" style:font-style-complex="normal" style:font-weight-complex="normal"/>
    </style:style>
    <style:style style:name="P52" style:family="paragraph" style:parent-style-name="Table_20_Contents" style:list-style-name="L5">
      <style:text-properties fo:font-style="normal" style:text-underline-style="none" fo:font-weight="normal" officeooo:rsid="0046e245" officeooo:paragraph-rsid="0046e245" style:font-style-asian="normal" style:font-weight-asian="normal" style:font-style-complex="normal" style:font-weight-complex="normal"/>
    </style:style>
    <style:style style:name="P53" style:family="paragraph" style:parent-style-name="Table_20_Contents" style:list-style-name="L5">
      <style:text-properties fo:font-style="normal" style:text-underline-style="none" fo:font-weight="normal" officeooo:rsid="004bd856" officeooo:paragraph-rsid="004bd856" style:font-style-asian="normal" style:font-weight-asian="normal" style:font-style-complex="normal" style:font-weight-complex="normal"/>
    </style:style>
    <style:style style:name="P54" style:family="paragraph" style:parent-style-name="Table_20_Contents" style:list-style-name="L5">
      <style:text-properties fo:font-style="normal" style:text-underline-style="none" fo:font-weight="normal" officeooo:rsid="004d583d" officeooo:paragraph-rsid="004d583d" style:font-style-asian="normal" style:font-weight-asian="normal" style:font-style-complex="normal" style:font-weight-complex="normal"/>
    </style:style>
    <style:style style:name="P55" style:family="paragraph" style:parent-style-name="Table_20_Contents" style:list-style-name="L5">
      <style:text-properties fo:font-style="normal" style:text-underline-style="none" fo:font-weight="normal" officeooo:rsid="0048a488" officeooo:paragraph-rsid="0048a488" style:font-style-asian="normal" style:font-weight-asian="normal" style:font-style-complex="normal" style:font-weight-complex="normal"/>
    </style:style>
    <style:style style:name="P56" style:family="paragraph" style:parent-style-name="Table_20_Contents" style:list-style-name="L6">
      <style:text-properties officeooo:rsid="004bd856" officeooo:paragraph-rsid="004bd856"/>
    </style:style>
    <style:style style:name="T1" style:family="text">
      <style:text-properties officeooo:rsid="001ec23c"/>
    </style:style>
    <style:style style:name="T2" style:family="text">
      <style:text-properties officeooo:rsid="00242c39"/>
    </style:style>
    <style:style style:name="T3" style:family="text">
      <style:text-properties officeooo:rsid="00280107"/>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2c1f47" style:font-style-asian="normal" style:font-style-complex="normal"/>
    </style:style>
    <style:style style:name="T9" style:family="text">
      <style:text-properties fo:font-style="normal" officeooo:rsid="0040e1f1" style:font-style-asian="normal" style:font-style-complex="normal"/>
    </style:style>
    <style:style style:name="T10" style:family="text">
      <style:text-properties fo:font-style="normal" officeooo:rsid="004465da" style:font-style-asian="normal" style:font-style-complex="normal"/>
    </style:style>
    <style:style style:name="T11" style:family="text">
      <style:text-properties style:font-name="Century SchoolBook URW"/>
    </style:style>
    <style:style style:name="T12" style:family="text">
      <style:text-properties style:font-name="Century SchoolBook URW" fo:font-style="normal" officeooo:rsid="002c1f47" style:font-style-asian="normal" style:font-style-complex="normal"/>
    </style:style>
    <style:style style:name="T13" style:family="text">
      <style:text-properties style:font-name="Century SchoolBook URW" officeooo:rsid="003caaad"/>
    </style:style>
    <style:style style:name="T14" style:family="text">
      <style:text-properties style:font-name="Nimbus Roman No9 L1"/>
    </style:style>
    <style:style style:name="T15" style:family="text">
      <style:text-properties officeooo:rsid="00327c21"/>
    </style:style>
    <style:style style:name="T16" style:family="text">
      <style:text-properties officeooo:rsid="003477d2"/>
    </style:style>
    <style:style style:name="T17" style:family="text">
      <style:text-properties officeooo:rsid="002c1f47"/>
    </style:style>
    <style:style style:name="T18" style:family="text">
      <style:text-properties officeooo:rsid="0038fd66"/>
    </style:style>
    <style:style style:name="T19" style:family="text">
      <style:text-properties officeooo:rsid="003b0f11"/>
    </style:style>
    <style:style style:name="T20" style:family="text">
      <style:text-properties officeooo:rsid="003caaad"/>
    </style:style>
    <style:style style:name="T21" style:family="text">
      <style:text-properties officeooo:rsid="0041cf41"/>
    </style:style>
    <style:style style:name="T22" style:family="text">
      <style:text-properties officeooo:rsid="004345af"/>
    </style:style>
    <style:style style:name="T23" style:family="text">
      <style:text-properties officeooo:rsid="004465da"/>
    </style:style>
    <style:style style:name="T24" style:family="text">
      <style:text-properties officeooo:rsid="004bd856"/>
    </style:style>
    <style:style style:name="T25" style:family="text">
      <style:text-properties officeooo:rsid="004f1b24"/>
    </style:style>
    <style:style style:name="T26" style:family="text">
      <style:text-properties officeooo:rsid="0050c61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5"><text:a xlink:type="simple" xlink:href="#__RefHeading__163_772434845" text:style-name="Index_20_Link" text:visited-style-name="Index_20_Link">Acerca del documento<text:tab/>1</text:a></text:p>
          <text:p text:style-name="P46"><text:a xlink:type="simple" xlink:href="#__RefHeading__165_772434845" text:style-name="Index_20_Link" text:visited-style-name="Index_20_Link">Código fuente<text:tab/>1</text:a></text:p>
          <text:p text:style-name="P45"><text:a xlink:type="simple" xlink:href="#__RefHeading__114_662574796" text:style-name="Index_20_Link" text:visited-style-name="Index_20_Link">Preparación del entorno de trabajo<text:tab/>1</text:a></text:p>
          <text:p text:style-name="P46"><text:a xlink:type="simple" xlink:href="#__RefHeading__167_772434845" text:style-name="Index_20_Link" text:visited-style-name="Index_20_Link">Introducción<text:tab/>1</text:a></text:p>
          <text:p text:style-name="P46"><text:a xlink:type="simple" xlink:href="#__RefHeading__169_772434845" text:style-name="Index_20_Link" text:visited-style-name="Index_20_Link">Librerías adicionales<text:tab/>2</text:a></text:p>
          <text:p text:style-name="P44"><text:a xlink:type="simple" xlink:href="#__RefHeading__171_772434845" text:style-name="Index_20_Link" text:visited-style-name="Index_20_Link">JUnit<text:tab/>2</text:a></text:p>
          <text:p text:style-name="P46"><text:a xlink:type="simple" xlink:href="#__RefHeading__116_662574796" text:style-name="Index_20_Link" text:visited-style-name="Index_20_Link">Habilitar los “assert” en Netbeans<text:tab/>2</text:a></text:p>
          <text:p text:style-name="P45"><text:a xlink:type="simple" xlink:href="#__RefHeading__173_772434845" text:style-name="Index_20_Link" text:visited-style-name="Index_20_Link">Estándar usado en la programación (codificación)<text:tab/>2</text:a></text:p>
          <text:p text:style-name="P46"><text:a xlink:type="simple" xlink:href="#__RefHeading__175_772434845" text:style-name="Index_20_Link" text:visited-style-name="Index_20_Link">Introducción<text:tab/>2</text:a></text:p>
          <text:p text:style-name="P46"><text:a xlink:type="simple" xlink:href="#__RefHeading__177_772434845" text:style-name="Index_20_Link" text:visited-style-name="Index_20_Link">Constructor<text:tab/>2</text:a></text:p>
          <text:p text:style-name="P45"><text:a xlink:type="simple" xlink:href="#__RefHeading__124_1901973993" text:style-name="Index_20_Link" text:visited-style-name="Index_20_Link">Arquitectura en general<text:tab/>3</text:a></text:p>
          <text:p text:style-name="P46"><text:a xlink:type="simple" xlink:href="#__RefHeading__179_772434845" text:style-name="Index_20_Link" text:visited-style-name="Index_20_Link">Estructura<text:tab/>3</text:a></text:p>
          <text:p text:style-name="P46"><text:a xlink:type="simple" xlink:href="#__RefHeading__126_1901973993" text:style-name="Index_20_Link" text:visited-style-name="Index_20_Link">Interfaz gráfica<text:tab/>3</text:a></text:p>
          <text:p text:style-name="P44"><text:a xlink:type="simple" xlink:href="#__RefHeading__181_772434845" text:style-name="Index_20_Link" text:visited-style-name="Index_20_Link">Introducción<text:tab/>3</text:a></text:p>
          <text:p text:style-name="P44"><text:a xlink:type="simple" xlink:href="#__RefHeading__183_772434845" text:style-name="Index_20_Link" text:visited-style-name="Index_20_Link">Manejo de vistas<text:tab/>3</text:a></text:p>
          <text:p text:style-name="P45"><text:a xlink:type="simple" xlink:href="#__RefHeading__185_772434845" text:style-name="Index_20_Link" text:visited-style-name="Index_20_Link">Clases<text:tab/>3</text:a></text:p>
          <text:p text:style-name="P46"><text:a xlink:type="simple" xlink:href="#__RefHeading__187_772434845" text:style-name="Index_20_Link" text:visited-style-name="Index_20_Link">Restricción de dos variables<text:tab/>3</text:a></text:p>
          <text:p text:style-name="P45"><text:a xlink:type="simple" xlink:href="#__RefHeading__130_1901973993" text:style-name="Index_20_Link" text:visited-style-name="Index_20_Link">Definiciones del dominio<text:tab/>3</text:a></text:p>
          <text:p text:style-name="P46"><text:a xlink:type="simple" xlink:href="#__RefHeading__132_1901973993" text:style-name="Index_20_Link" text:visited-style-name="Index_20_Link">Forma aumentada<text:tab/>3</text:a></text:p>
          <text:p text:style-name="P46"><text:a xlink:type="simple" xlink:href="#__RefHeading__189_772434845" text:style-name="Index_20_Link" text:visited-style-name="Index_20_Link">Solución aumentada<text:tab/>4</text:a></text:p>
          <text:p text:style-name="P45"><text:a xlink:type="simple" xlink:href="#__RefHeading__210_772434845" text:style-name="Index_20_Link" text:visited-style-name="Index_20_Link">Pasos a realizar en la liberación de cada nueva versión<text:tab/>4</text:a></text:p>
          <text:p text:style-name="P45"><text:a xlink:type="simple" xlink:href="#__RefHeading__212_772434845" text:style-name="Index_20_Link" text:visited-style-name="Index_20_Link">Historial de versiones<text:tab/>4</text:a></text:p>
          <text:p text:style-name="P45"><text:a xlink:type="simple" xlink:href="#__RefHeading__455_1107645452" text:style-name="Index_20_Link" text:visited-style-name="Index_20_Link">Bugs corregidos<text:tab/>5</text:a></text:p>
        </text:index-body>
      </text:table-of-content>
      <text:h text:style-name="P28" text:outline-level="1"/>
      <text:h text:style-name="P29" text:outline-level="1"><text:bookmark-start text:name="__RefHeading__163_772434845"/>Acerca del documento<text:bookmark-end text:name="__RefHeading__163_772434845"/></text:h>
      <text:p text:style-name="P13">Éste documento está orientado a toda aquella persona que esté en relación con el desarrollo del Software ORS. Contiene toda la información necesaria que le será de ayuda para lograr una correcta <text:span text:style-name="T23">interpretación e </text:span>implementación del programa.</text:p>
      <text:h text:style-name="P35" text:outline-level="2"><text:bookmark-start text:name="__RefHeading__165_772434845"/>Código fuente<text:bookmark-end text:name="__RefHeading__165_772434845"/></text:h>
      <text:p text:style-name="Text_20_body">En las partes donde sea necesario escribir partes de código, se usará la letra <text:span text:style-name="T11">Century SchoolBook URW</text:span><text:span text:style-name="T14">.</text:span></text:p>
      <text:h text:style-name="P30" text:outline-level="1"><text:bookmark-start text:name="__RefHeading__114_662574796"/>Preparación del entorno de trabajo<text:bookmark-end text:name="__RefHeading__114_662574796"/></text:h>
      <text:h text:style-name="P36" text:outline-level="2"><text:bookmark-start text:name="__RefHeading__167_772434845"/>Introducción<text:bookmark-end text:name="__RefHeading__167_772434845"/></text:h>
      <text:p text:style-name="P7">Aunque el código fuente puede abrirse con cualquier editor de texto, el <text:soft-page-break/>programa se hizo usando Netbeans 8.0.2. </text:p>
      <text:h text:style-name="P36" text:outline-level="2"><text:bookmark-start text:name="__RefHeading__169_772434845"/>Librerías adicionales<text:bookmark-end text:name="__RefHeading__169_772434845"/></text:h>
      <text:h text:style-name="P42" text:outline-level="3"><text:bookmark-start text:name="__RefHeading__171_772434845"/>JUnit<text:bookmark-end text:name="__RefHeading__171_772434845"/></text:h>
      <text:p text:style-name="P7">Se usa JUnit para realizar los tests unitarios.</text:p>
      <text:h text:style-name="P37" text:outline-level="2"><text:bookmark-start text:name="__RefHeading__116_662574796"/>Habilitar los “assert” <text:span text:style-name="T16">en Netbeans</text:span><text:bookmark-end text:name="__RefHeading__116_662574796"/></text:h>
      <text:p text:style-name="P14"><text:span text:style-name="T20">En el programa, se usan los </text:span><text:span text:style-name="T13">assert</text:span><text:span text:style-name="T20"> para realizar comprobaciones y avisar cuando alguna falla (Indicando que hay un error en el programa). Cuando el usuario final ejecuta el programa, estos </text:span><text:span text:style-name="T13">assert</text:span><text:span text:style-name="T20"> no se compilan. Sin embargo cuando se está desarrollando el programa, es necesario habilitarlos (Y así poder detectar los errores antes que se distribuya el producto al usuario final).</text:span></text:p>
      <text:p text:style-name="P14"><text:span text:style-name="T20">En NetBeans, se debe ir al proyecto ORS, cliquear en </text:span><text:span text:style-name="T4">Properties &gt; Run &gt; VM Options</text:span>. <text:span text:style-name="T3">Dentro del campo ingresar </text:span><text:span text:style-name="Source_20_Text"><text:span text:style-name="T5">-ea</text:span></text:span><text:span text:style-name="Source_20_Text"><text:span text:style-name="T6">.</text:span></text:span></text:p>
      <text:h text:style-name="P31" text:outline-level="1"><text:bookmark-start text:name="__RefHeading__173_772434845"/>Estándar usado en la programación (codificación)<text:bookmark-end text:name="__RefHeading__173_772434845"/></text:h>
      <text:h text:style-name="P38" text:outline-level="2"><text:bookmark-start text:name="__RefHeading__175_772434845"/>Introducción<text:bookmark-end text:name="__RefHeading__175_772434845"/></text:h>
      <text:p text:style-name="P3">Se sigue el estándar de codificación de Java, con <text:span text:style-name="T23">los siguientes</text:span> agregados para este proyecto</text:p>
      <text:h text:style-name="P38" text:outline-level="2"><text:bookmark-start text:name="__RefHeading__177_772434845"/>Constructor<text:bookmark-end text:name="__RefHeading__177_772434845"/></text:h>
      <text:p text:style-name="P3">Cuando los parámetros del constructor son iguales a un campo de la clase, a dicho parámetro se le antepone un guión bajo. Por ejemplo, si tenemos el siguiente campo de la clase:</text:p>
      <text:p text:style-name="P6">private final BigInteger numerador;</text:p>
      <text:p text:style-name="P6">private final BigInteger denominador;</text:p>
      <text:p text:style-name="P4">el constructor debe ser de la forma:</text:p>
      <text:p text:style-name="P5">public Fraccion( BigInteger _numerador, BigInteger _denominador ){</text:p>
      <text:p text:style-name="P5"><text:tab/>//Se desarrolla el código.</text:p>
      <text:p text:style-name="P5">}</text:p>
      <text:p text:style-name="P4">Ésto se hace para diferenciar el nombre de los parámetros y as<text:span text:style-name="T15">í</text:span> evitar los posibles problemas de una mala asignación.</text:p>
      <text:h text:style-name="P28" text:outline-level="1"><text:bookmark-start text:name="__RefHeading__124_1901973993"/><text:soft-page-break/>Arquitectura en general<text:bookmark-end text:name="__RefHeading__124_1901973993"/></text:h>
      <text:h text:style-name="P39" text:outline-level="2"><text:bookmark-start text:name="__RefHeading__179_772434845"/>Estructura<text:bookmark-end text:name="__RefHeading__179_772434845"/></text:h>
      <text:p text:style-name="P11">Arquitectónicamente, la aplicación se divide en capas. Hay 3 capas:</text:p>
      <text:list xml:id="list86114699831520704" text:style-name="L1">
        <text:list-item>
          <text:p text:style-name="P22">Vista: son los archivos FXML que guardan la estructura de la vista, acciones, etc.</text:p>
        </text:list-item>
        <text:list-item>
          <text:p text:style-name="P22">Presentador: encargado de manejar las acciones desencadenas en la vista</text:p>
        </text:list-item>
        <text:list-item>
          <text:p text:style-name="P22">Clases del dominio: <text:span text:style-name="T19">encargadas de implementar la lógica referida a los algoritmos que resuelven los problemas.</text:span></text:p>
        </text:list-item>
      </text:list>
      <text:p text:style-name="P12">Ésto produce que, si se debe modificar la vista (Ya que por ejemplo, se elige un nuevo tipo de interfaz), las clases del dominio no se vean modificadas en absoluto.</text:p>
      <text:h text:style-name="P40" text:outline-level="2"><text:bookmark-start text:name="__RefHeading__126_1901973993"/>Interfaz gráfica<text:bookmark-end text:name="__RefHeading__126_1901973993"/></text:h>
      <text:h text:style-name="Heading_20_3" text:outline-level="3"><text:bookmark-start text:name="__RefHeading__181_772434845"/>Introducción<text:bookmark-end text:name="__RefHeading__181_772434845"/></text:h>
      <text:p text:style-name="Text_20_body">La aplicación usa <text:span text:style-name="T2">JavaFX utilizando el patrón MVP. </text:span></text:p>
      <text:h text:style-name="P43" text:outline-level="3"><text:bookmark-start text:name="__RefHeading__183_772434845"/>Manejo de vistas<text:bookmark-end text:name="__RefHeading__183_772434845"/></text:h>
      <text:p text:style-name="P9"><text:span text:style-name="T2">Para el manejo de las vistas, se tomo como referencia el siguiente artículo </text:span><text:a xlink:type="simple" xlink:href="https://blogs.oracle.com/acaicedo/entry/managing_multiple_screens_in_javafx1" text:style-name="Internet_20_link" text:visited-style-name="Visited_20_Internet_20_Link"><text:span text:style-name="T2">https://blogs.oracle.com/acaicedo/entry/managing_multiple_screens_in_javafx1</text:span></text:a></text:p>
      <text:h text:style-name="P32" text:outline-level="1"><text:bookmark-start text:name="__RefHeading__185_772434845"/>Clases<text:bookmark-end text:name="__RefHeading__185_772434845"/></text:h>
      <text:p text:style-name="P8">Además de la documentación que existe generada por Javadoc, a continuación se agregará información adicional</text:p>
      <text:h text:style-name="P41" text:outline-level="2"><text:bookmark-start text:name="__RefHeading__187_772434845"/>Restricción de dos variables<text:bookmark-end text:name="__RefHeading__187_772434845"/></text:h>
      <text:p text:style-name="P10"><text:span text:style-name="T17">En el método </text:span><text:span text:style-name="T12">public boolean cumpleConLaRestriccion( double x1, double x2 )</text:span><text:span text:style-name="T8"> se toma que todas las variables deben ser mayor o igual a 0 (Xn &gt;= 0). Si en un futuro el programa se mejora, se debe modificar esa parte.</text:span></text:p>
      <text:h text:style-name="Heading_20_1" text:outline-level="1"><text:bookmark-start text:name="__RefHeading__130_1901973993"/>Definiciones <text:span text:style-name="T18">del dominio</text:span><text:bookmark-end text:name="__RefHeading__130_1901973993"/></text:h>
      <text:h text:style-name="Heading_20_2" text:outline-level="2"><text:bookmark-start text:name="__RefHeading__132_1901973993"/>Forma aumentada<text:bookmark-end text:name="__RefHeading__132_1901973993"/></text:h>
      <text:p text:style-name="P1">Conjunto de ecuaciones donde se le agregaron las variables suplementarias y se <text:soft-page-break/>transformaron las inecuaciones (con desigualdades) a ecuaciones.</text:p>
      <text:h text:style-name="Heading_20_2" text:outline-level="2"><text:bookmark-start text:name="__RefHeading__189_772434845"/>Solución aumentada<text:bookmark-end text:name="__RefHeading__189_772434845"/></text:h>
      <text:p text:style-name="P2">Es una solución de las variables originales (las variables de decisión) que se aumentó con los valores <text:span text:style-name="T1">correspondientes</text:span> de las variables de holgura.</text:p>
      <text:h text:style-name="P33" text:outline-level="1"><text:bookmark-start text:name="__RefHeading__210_772434845"/><text:span text:style-name="T8">P</text:span><text:span text:style-name="T7">asos a realizar en la liberación de cada nueva versión</text:span><text:bookmark-end text:name="__RefHeading__210_772434845"/></text:h>
      <text:p text:style-name="P15">Cada vez que se libera una nueva versión (O incluso puede darse cuando se realice un commit en git sin subir una nueva versión) se deben realizar los siguientes pasos:</text:p>
      <text:list xml:id="list3279696611808340951" text:style-name="L2">
        <text:list-item>
          <text:p text:style-name="P23"><text:span text:style-name="T7">Modificar la carpeta “</text:span><text:span text:style-name="T9">E</text:span><text:span text:style-name="T7">jecutables”, añadiendo l</text:span><text:span text:style-name="T9">os archivos de la</text:span><text:span text:style-name="T7"> nueva versión y </text:span><text:span text:style-name="T9">modificando el nombre de las carpetas para reflejar cual es la última versión</text:span></text:p>
        </text:list-item>
        <text:list-item>
          <text:p text:style-name="P24">Volver a generar el índice de éste documento.</text:p>
        </text:list-item>
        <text:list-item>
          <text:p text:style-name="P27"><text:span text:style-name="T7">Volver a generar el </text:span><text:span text:style-name="T10">PDF</text:span><text:span text:style-name="T7"> de éste documento y del Manual de Usuario.</text:span></text:p>
        </text:list-item>
        <text:list-item>
          <text:p text:style-name="P25">Modificar el “Historial de versiones” de éste documento.</text:p>
        </text:list-item>
        <text:list-item>
          <text:p text:style-name="P26">Indicar los Bugs corregidos.</text:p>
        </text:list-item>
      </text:list>
      <text:h text:style-name="P33" text:outline-level="1"><text:bookmark-start text:name="__RefHeading__212_772434845"/><text:span text:style-name="T8">H</text:span><text:span text:style-name="T7">istorial de versiones</text:span><text:bookmark-end text:name="__RefHeading__212_772434845"/></text:h>
      <table:table table:name="HistorialVersiones" table:style-name="HistorialVersiones">
        <table:table-column table:style-name="HistorialVersiones.A"/>
        <table:table-column table:style-name="HistorialVersiones.B"/>
        <table:table-column table:style-name="HistorialVersiones.C"/>
        <table:table-row>
          <table:table-cell table:style-name="HistorialVersiones.A1" office:value-type="string">
            <text:p text:style-name="P17">Número versión</text:p>
          </table:table-cell>
          <table:table-cell table:style-name="HistorialVersiones.A1" office:value-type="string">
            <text:p text:style-name="P17">Fecha lanzamiento</text:p>
          </table:table-cell>
          <table:table-cell table:style-name="HistorialVersiones.C1" office:value-type="string">
            <text:p text:style-name="P17">Descripción</text:p>
          </table:table-cell>
        </table:table-row>
        <table:table-row>
          <table:table-cell table:style-name="HistorialVersiones.A2" office:value-type="string">
            <text:p text:style-name="Table_20_Contents">-</text:p>
          </table:table-cell>
          <table:table-cell table:style-name="HistorialVersiones.A2" office:value-type="string">
            <text:p text:style-name="Table_20_Contents">-</text:p>
          </table:table-cell>
          <table:table-cell table:style-name="HistorialVersiones.C2" office:value-type="string">
            <text:p text:style-name="P17">Versión antigua que estaba desarrollada usando la interfaz Swing. Solamente poseía las siguiente <text:span text:style-name="T21">funcionalidades</text:span>:</text:p>
            <text:list xml:id="list5484967758584463975" text:style-name="L3">
              <text:list-item>
                <text:p text:style-name="P47">Resolución de problemas de optimización.</text:p>
                <text:list>
                  <text:list-item>
                    <text:p text:style-name="P47">Muestra el paso a paso de la resolución por el método de las 2 fases.</text:p>
                  </text:list-item>
                  <text:list-item>
                    <text:p text:style-name="P47">Muestra las soluciones.</text:p>
                  </text:list-item>
                </text:list>
              </text:list-item>
            </text:list>
          </table:table-cell>
        </table:table-row>
        <table:table-row>
          <table:table-cell table:style-name="HistorialVersiones.A2" office:value-type="string">
            <text:p text:style-name="P18">0.1</text:p>
          </table:table-cell>
          <table:table-cell table:style-name="HistorialVersiones.A2" office:value-type="string">
            <text:p text:style-name="P18">09/03/2015</text:p>
          </table:table-cell>
          <table:table-cell table:style-name="HistorialVersiones.C2" office:value-type="string">
            <text:p text:style-name="P18">Usa como interfaz JavaFX. Posee las siguientes funcionalidades:</text:p>
            <text:list xml:id="list6261072716229160491" text:style-name="L4">
              <text:list-item>
                <text:p text:style-name="P48">Interfaz rediseñada y mejorada.</text:p>
              </text:list-item>
              <text:list-item>
                <text:p text:style-name="P48">Resolución de problemas de optimización</text:p>
                <text:list>
                  <text:list-item>
                    <text:p text:style-name="P48">Muestra la resolución por el método gráfico.</text:p>
                  </text:list-item>
                  <text:list-item>
                    <text:p text:style-name="P48">Muestra el paso a paso de la resolución por el método de las 2 fases.</text:p>
                  </text:list-item>
                  <text:list-item>
                    <text:p text:style-name="P48">Muestra las soluciones</text:p>
                  </text:list-item>
                </text:list>
              </text:list-item>
              <text:list-item>
                <text:p text:style-name="P48">Se agregó la ventana opciones.</text:p>
                <text:list>
                  <text:list-item>
                    <text:p text:style-name="P48">Posibilidad de elegir en que lenguaje se muestra el programa (En Español o Inglés -Éste último no <text:soft-page-break/>esta 100% traducido-).</text:p>
                  </text:list-item>
                </text:list>
              </text:list-item>
              <text:list-item>
                <text:p text:style-name="P48">Se agregó la ventana “Acerca de”, en donde se puede encontrar información acerca del p<text:span text:style-name="T22">ro</text:span>grama.</text:p>
              </text:list-item>
              <text:list-item>
                <text:p text:style-name="P48">Se agregó la ventana “Ayuda”, en donde se puede encontrar las guías para realizar un correcto uso del software.</text:p>
              </text:list-item>
            </text:list>
          </table:table-cell>
        </table:table-row>
        <table:table-row>
          <table:table-cell table:style-name="HistorialVersiones.A2" office:value-type="string">
            <text:p text:style-name="P19">0.1.1</text:p>
          </table:table-cell>
          <table:table-cell table:style-name="HistorialVersiones.A2" office:value-type="string">
            <text:p text:style-name="P20">13/04/2015</text:p>
          </table:table-cell>
          <table:table-cell table:style-name="HistorialVersiones.C2" office:value-type="string">
            <text:list xml:id="list6101096767947066425" text:style-name="L5">
              <text:list-header>
                <text:p text:style-name="P49">Versión actual.</text:p>
              </text:list-header>
              <text:list-item>
                <text:p text:style-name="P50">Ahora se muestra la solución optima (Valor de Z) en la ventana de las Soluciones de la Optimización.</text:p>
              </text:list-item>
              <text:list-item>
                <text:p text:style-name="P51">Posibilidad de elegir si a la solución optima mostrarla en Fracción o en decimales.</text:p>
              </text:list-item>
              <text:list-item>
                <text:p text:style-name="P52">Se cambió la forma en que se muestran las fracciones en el método toString(): si el denominador es igual a 1, directamente se muestra el número. <text:span text:style-name="T24">Por lo tanto, ahora cada vez que se muestre en una celda del Tableau un número entero, va a dejar de mostrarse como fracción y pasa a mostrarse como entero.</text:span></text:p>
              </text:list-item>
              <text:list-item>
                <text:p text:style-name="P53">En el caso de que sea un problema no acotado, se permite la visualización en el método gráfico <text:span text:style-name="T25">si éste está seleccionado</text:span>.</text:p>
              </text:list-item>
              <text:list-item>
                <text:p text:style-name="P54">Modificación de la documentación en el código fuente.</text:p>
              </text:list-item>
              <text:list-item>
                <text:p text:style-name="P55">Correción de bug<text:span text:style-name="T24">s</text:span>.</text:p>
              </text:list-item>
            </text:list>
          </table:table-cell>
        </table:table-row>
      </table:table>
      <text:h text:style-name="P34" text:outline-level="1"><text:bookmark-start text:name="__RefHeading__455_1107645452"/>Bugs corregidos<text:bookmark-end text:name="__RefHeading__455_1107645452"/></text:h>
      <table:table table:name="BugsCorregidos" table:style-name="BugsCorregidos">
        <table:table-column table:style-name="BugsCorregidos.A"/>
        <table:table-column table:style-name="BugsCorregidos.B"/>
        <table:table-row>
          <table:table-cell table:style-name="BugsCorregidos.A1" office:value-type="string">
            <text:p text:style-name="P21">Versión en la que se corrigió</text:p>
          </table:table-cell>
          <table:table-cell table:style-name="BugsCorregidos.B1" office:value-type="string">
            <text:p text:style-name="P21">Descripción</text:p>
          </table:table-cell>
        </table:table-row>
        <table:table-row table:style-name="BugsCorregidos.2">
          <table:table-cell table:style-name="BugsCorregidos.A2" office:value-type="string">
            <text:p text:style-name="P21">0.1.1</text:p>
          </table:table-cell>
          <table:table-cell table:style-name="BugsCorregidos.B2" office:value-type="string">
            <text:list xml:id="list7197566509287504647" text:style-name="L6">
              <text:list-item>
                <text:p text:style-name="P56"><text:span text:style-name="T26">Corrección</text:span> del bug en la clase “OrdenadorListasCoordenada” que provocaba que después de sacar las coordenadas repetidas, quedaran guardadas coordenadas null, debido a que creaba un array mayor a lo que se necesitaba (con el mismo tamaño que tenía antes de quitar las repetidas) y por lo tanto llenaba los espacios sobrantes con null.</text:p>
              </text:list-item>
              <text:list-item>
                <text:p text:style-name="P56">Modificador del mensaje de la excepción en el constructor de “Fraccion” donde se enviaba como parámetro un string. Si estaba mal formada el denominador, indicaba que el numerador era el que estaba mal formado.</text:p>
              </text:list-item>
            </text:list>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imbus Roman No9 L1" svg:font-family="'Nimbus Roman No9 L'" style:font-family-generic="roman"/>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Century SchoolBook URW" svg:font-family="'Century SchoolBook URW'"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FreeSans2" style:font-family-complex="FreeSans"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ustín Ruatta</meta:initial-creator>
    <meta:creation-date>2014-07-27T01:55:09.974974227</meta:creation-date>
    <dc:date>2015-04-12T23:37:23.099986727</dc:date>
    <dc:creator>Agustín Ruatta</dc:creator>
    <meta:editing-duration>PT4H48M52S</meta:editing-duration>
    <meta:editing-cycles>44</meta:editing-cycles>
    <meta:generator>LibreOffice/4.3.6.2$Linux_X86_64 LibreOffice_project/430m0$Build-2</meta:generator>
    <meta:document-statistic meta:table-count="2" meta:image-count="0" meta:object-count="0" meta:page-count="5" meta:paragraph-count="114" meta:word-count="1093" meta:character-count="6667" meta:non-whitespace-character-count="5714"/>
  </office:meta>
</office:document-meta>
</file>